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name="Fenetre" draw:style-name="gr1" draw:text-style-name="P1" svg:width="3.255cm" svg:height="3.493cm" svg:x="0.469cm" svg:y="0.171cm"><text:p text:style-name="P1"><text:span text:style-name="T1">Fenetre</text:span></text:p></draw:rect><draw:rect text:anchor-type="paragraph" draw:z-index="1" draw:style-name="gr1" draw:text-style-name="P2" svg:width="3.811cm" svg:height="3.943cm" svg:x="7.507cm" svg:y="0.092cm"><text:p text:style-name="P2"><text:span text:style-name="T1">Interface</text:span></text:p></draw:rect><draw:rect text:anchor-type="paragraph" draw:z-index="2" draw:style-name="gr1" draw:text-style-name="P2" svg:width="4.737cm" svg:height="4.79cm" svg:x="3.724cm" svg:y="8.479cm"><text:p text:style-name="P2"><text:span text:style-name="T1">Jeu</text:span></text:p></draw:rect><draw:rect text:anchor-type="paragraph" draw:z-index="3" draw:style-name="gr1" draw:text-style-name="P2" svg:width="4.419cm" svg:height="4.578cm" svg:x="11.132cm" svg:y="9.458cm"><text:p text:style-name="P2"><text:span text:style-name="T1">SimulationPhy</text:span></text:p></draw:rect><draw:rect text:anchor-type="paragraph" draw:z-index="4" draw:style-name="gr1" draw:text-style-name="P2" svg:width="2.408cm" svg:height="2.885cm" svg:x="-1.356cm" svg:y="7.685cm"><text:p text:style-name="P2"><text:span text:style-name="T1">Main</text:span></text:p></draw:rect><draw:rect text:anchor-type="paragraph" draw:z-index="5" draw:style-name="gr1" draw:text-style-name="P2" svg:width="3.255cm" svg:height="3.758cm" svg:x="12.614cm" svg:y="4.563cm"><text:p text:style-name="P2"><text:span text:style-name="T1">Options</text:span></text:p></draw:rect><draw:rect text:anchor-type="paragraph" draw:z-index="6" draw:style-name="gr1" draw:text-style-name="P2" svg:width="3.176cm" svg:height="3.282cm" svg:x="12.587cm" svg:y="15.094cm"><text:p text:style-name="P2"><text:span text:style-name="T1">Objet</text:span></text:p></draw:rect><draw:rect text:anchor-type="paragraph" draw:z-index="7" draw:style-name="gr1" draw:text-style-name="P2" svg:width="3.176cm" svg:height="3.282cm" svg:x="3.829cm" svg:y="15.067cm"><text:p text:style-name="P2"><text:span text:style-name="T1">Trace</text:span></text:p></draw:rect><draw:line text:anchor-type="paragraph" draw:z-index="8" draw:style-name="gr2" draw:text-style-name="P3" svg:x1="1.845cm" svg:y1="3.664cm" svg:x2="-0.086cm" svg:y2="7.686cm"><text:p/></draw:line><draw:line text:anchor-type="paragraph" draw:z-index="9" draw:style-name="gr2" draw:text-style-name="P3" svg:x1="3.723cm" svg:y1="10.119cm" svg:x2="1.051cm" svg:y2="9.352cm"><text:p/></draw:line><draw:line text:anchor-type="paragraph" draw:z-index="10" draw:style-name="gr2" draw:text-style-name="P3" svg:x1="8.883cm" svg:y1="4.034cm" svg:x2="6.184cm" svg:y2="8.479cm"><text:p/></draw:line><draw:line text:anchor-type="paragraph" draw:z-index="11" draw:style-name="gr2" draw:text-style-name="P3" svg:x1="5.39cm" svg:y1="8.479cm" svg:x2="2.506cm" svg:y2="3.664cm"><text:p/></draw:line><draw:line text:anchor-type="paragraph" draw:z-index="12" draw:style-name="gr2" draw:text-style-name="P3" svg:x1="12.614cm" svg:y1="6.733cm" svg:x2="8.46cm" svg:y2="9.194cm"><text:p/></draw:line><draw:line text:anchor-type="paragraph" draw:z-index="13" draw:style-name="gr2" draw:text-style-name="P3" svg:x1="11.132cm" svg:y1="11.548cm" svg:x2="8.46cm" svg:y2="11.495cm"><text:p/></draw:line><draw:line text:anchor-type="paragraph" draw:z-index="14" draw:style-name="gr2" draw:text-style-name="P3" svg:x1="12.587cm" svg:y1="16.284cm" svg:x2="6.343cm" svg:y2="13.268cm"><text:p/></draw:line><draw:line text:anchor-type="paragraph" draw:z-index="15" draw:style-name="gr2" draw:text-style-name="P3" svg:x1="7.004cm" svg:y1="16.655cm" svg:x2="12.587cm" svg:y2="17.211cm"><text:p/></draw:line><draw:line text:anchor-type="paragraph" draw:z-index="16" draw:style-name="gr2" draw:text-style-name="P3" svg:x1="13.857cm" svg:y1="15.093cm" svg:x2="13.645cm" svg:y2="14.03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5:37:08.609234431</meta:creation-date>
    <dc:date>2015-12-05T16:06:42.359211863</dc:date>
    <meta:editing-duration>PT12M3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